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1cm" fo:min-width="5.85cm"/>
    </style:style>
    <style:style style:name="gr2" style:family="graphic" style:parent-style-name="objectwithoutfill">
      <style:graphic-properties svg:stroke-width="1.305cm" svg:stroke-color="#000000" draw:marker-start-width="2.157cm" draw:marker-end-width="2.157cm" draw:fill="none" draw:fill-color="#000000" draw:textarea-vertical-align="middle" fo:padding-top="0.777cm" fo:padding-bottom="0.777cm" fo:padding-left="0.902cm" fo:padding-right="0.9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7.3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7.3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7.35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7.35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cm" svg:y="20.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75cm" svg:y1="1cm" svg:x2="4.175cm" svg:y2="26.4cm">
          <text:p/>
        </draw:line>
        <draw:frame draw:style-name="gr3" draw:text-style-name="P3" draw:layer="layout" svg:width="4.232cm" svg:height="0.962cm" svg:x="5.191cm" svg:y="27.67cm">
          <draw:text-box>
            <text:p>37 point lines</text:p>
          </draw:text-box>
        </draw:frame>
        <draw:path draw:style-name="gr2" draw:text-style-name="P2" draw:layer="layout" svg:width="9.524cm" svg:height="9.474cm" draw:transform="rotate (1.5707963267949) translate (10.525cm 13.7cm)" svg:viewBox="0 0 9525 9475" svg:d="M0 0c9525 0 9525 9475 9525 9475">
          <text:p/>
        </draw:path>
        <draw:path draw:style-name="gr2" draw:text-style-name="P2" draw:layer="layout" svg:width="9.524cm" svg:height="9.474cm" draw:transform="rotate (3.13443680365662) translate (20.0004711699497cm 23.2250352686776cm)" svg:viewBox="0 0 9525 9475" svg:d="M0 0c9525 0 9525 9475 9525 947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00:18:29.740000000</meta:creation-date>
    <dc:date>2016-09-19T00:50:57.128000000</dc:date>
    <meta:editing-duration>PT11M16S</meta:editing-duration>
    <meta:editing-cycles>2</meta:editing-cycles>
    <meta:generator>LibreOffice/5.1.4.2$Windows_x86 LibreOffice_project/f99d75f39f1c57ebdd7ffc5f42867c12031db97a</meta:generator>
    <meta:document-statistic meta:object-count="16"/>
  </office:meta>
</office:document-meta>
</file>